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repo" meta:value-type="string">/home/callie/markdown-makefile-dev/markdown-makefile/.git</meta:user-defined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